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99" fo:min-height="6.992cm" draw:shadow="visible"/>
    </style:style>
    <style:style style:name="gr2" style:family="graphic" style:parent-style-name="standard">
      <style:graphic-properties draw:stroke="none" svg:stroke-color="#000000" draw:fill="solid" draw:fill-color="#ffff99" fo:min-height="15.475cm" draw:shadow="visible"/>
    </style:style>
    <style:style style:name="gr3" style:family="graphic" style:parent-style-name="standard">
      <style:graphic-properties draw:stroke="none" svg:stroke-color="#000000" draw:fill="solid" draw:fill-color="#ccff66" fo:min-height="4.862cm" draw:shadow="visible"/>
    </style:style>
    <style:style style:name="gr4" style:family="graphic" style:parent-style-name="standard">
      <style:graphic-properties draw:stroke="none" svg:stroke-color="#000000" draw:fill="solid" draw:fill-color="#cc9900" fo:min-height="5.378cm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37cm"/>
    </style:style>
    <style:style style:name="gr6" style:family="graphic" style:parent-style-name="objectwithoutfill">
      <style:graphic-properties svg:stroke-width="0.2cm" svg:stroke-color="#808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solid" draw:fill-color="#00ff66" fo:min-height="4.862cm" draw:shadow="visible"/>
    </style:style>
    <style:style style:name="gr8" style:family="graphic" style:parent-style-name="standard">
      <style:graphic-properties draw:stroke="none" svg:stroke-color="#000000" draw:fill="solid" draw:fill-color="#00ff66" fo:min-height="3.05cm" draw:shadow="visible"/>
    </style:style>
    <style:style style:name="gr9" style:family="graphic" style:parent-style-name="standard">
      <style:graphic-properties draw:stroke="none" svg:stroke-color="#000000" draw:fill="solid" draw:fill-color="#ff9999" fo:min-height="3.044cm" draw:shadow="visib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242cm" svg:height="7.242cm" svg:x="1.158cm" svg:y="1.859cm">
          <draw:text-box>
            <text:p><text:span text:style-name="T1">Class</text:span></text:p>
            <text:p><text:span text:style-name="T2">Virtual Machine</text:span></text:p>
          </draw:text-box>
        </draw:frame>
        <draw:frame draw:style-name="gr2" draw:text-style-name="P1" draw:layer="layout" svg:width="15.725cm" svg:height="15.725cm" svg:x="1.6cm" svg:y="12.475cm">
          <draw:text-box>
            <text:p><text:span text:style-name="T2">Class: CPU</text:span></text:p>
          </draw:text-box>
        </draw:frame>
        <draw:frame draw:style-name="gr3" draw:text-style-name="P1" draw:layer="layout" svg:width="5.112cm" svg:height="5.112cm" svg:x="1.888cm" svg:y="14.623cm">
          <draw:text-box>
            <text:p><text:span text:style-name="T1">CLASS</text:span><text:span text:style-name="T2"><text:line-break/></text:span><text:span text:style-name="T2"/></text:p>
            <text:p><text:span text:style-name="T2">Processor Status</text:span></text:p>
          </draw:text-box>
        </draw:frame>
        <draw:frame draw:style-name="gr4" draw:text-style-name="P1" draw:layer="layout" svg:width="5.628cm" svg:height="5.628cm" svg:x="13.372cm" svg:y="4.9cm">
          <draw:text-box>
            <text:p><text:span text:style-name="T1">Interface </text:span></text:p>
            <text:p><text:span text:style-name="T2">Virtual Machine</text:span></text:p>
            <text:p><text:span text:style-name="T2">Receiver</text:span></text:p>
          </draw:text-box>
        </draw:frame>
        <draw:frame draw:style-name="gr5" draw:text-style-name="P2" draw:layer="layout" svg:width="3.237cm" svg:height="0.839cm" svg:x="5.863cm" svg:y="12.7cm">
          <draw:text-box>
            <text:p text:style-name="P2"><text:span text:style-name="T3">Implements</text:span></text:p>
          </draw:text-box>
        </draw:frame>
        <draw:line draw:style-name="gr6" draw:text-style-name="P3" draw:layer="layout" svg:x1="14.1cm" svg:y1="8cm" svg:x2="8.9cm" svg:y2="13.2cm">
          <text:p/>
        </draw:line>
        <draw:frame draw:style-name="gr7" draw:text-style-name="P1" draw:layer="layout" svg:width="5.112cm" svg:height="5.112cm" svg:x="1.888cm" svg:y="20.8cm">
          <draw:text-box>
            <text:p text:style-name="P1"><text:span text:style-name="T4">Method</text:span></text:p>
            <text:p text:style-name="P1">NextCycle</text:p>
            <text:p text:style-name="P1"><text:span text:style-name="T5"/></text:p>
            <text:p text:style-name="P1"><text:span text:style-name="T5">Waits a specific amount of time before advancing to the next cycle.</text:span></text:p>
          </draw:text-box>
        </draw:frame>
        <draw:frame draw:style-name="gr8" draw:text-style-name="P1" draw:layer="layout" svg:width="3.3cm" svg:height="3.3cm" svg:x="4.9cm" svg:y="3.692cm">
          <draw:text-box>
            <text:p text:style-name="P1"><text:span text:style-name="T4">Method</text:span> receives</text:p>
          </draw:text-box>
        </draw:frame>
        <draw:line draw:style-name="gr6" draw:text-style-name="P3" draw:layer="layout" svg:x1="6.5cm" svg:y1="12.5cm" svg:x2="6.5cm" svg:y2="6cm">
          <text:p/>
        </draw:line>
        <draw:frame draw:style-name="gr9" draw:text-style-name="P1" draw:layer="layout" svg:width="3.294cm" svg:height="3.294cm" svg:x="1.206cm" svg:y="3.694cm">
          <draw:text-box>
            <text:p text:style-name="P1"><text:span text:style-name="T1">Array</text:span></text:p>
            <text:p text:style-name="P1"><text:span text:style-name="T2"/></text:p>
            <text:p text:style-name="P1"><text:span text:style-name="T2">ram[]</text:span></text:p>
          </draw:text-box>
        </draw:frame>
        <draw:line draw:style-name="gr6" draw:text-style-name="P3" draw:layer="layout" svg:x1="6.5cm" svg:y1="15.5cm" svg:x2="6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09T09:55:43</meta:creation-date>
    <dc:date>2023-09-10T11:24:32</dc:date>
    <meta:editing-duration>PT37M30S</meta:editing-duration>
    <meta:editing-cycles>3</meta:editing-cycles>
    <meta:generator>OpenOffice/4.1.9$Unix OpenOffice.org_project/419m1$Build-9805</meta:generator>
    <meta:document-statistic meta:object-count="11"/>
  </office:meta>
</office:document-meta>
</file>